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47.54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0.51pt solid #00000a"/>
      <style:paragraph-properties fo:text-align="end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end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34.48mm" svg:y="1mm">
            <draw:object draw:notify-on-update-of-ranges="Feuille1.B1:Feuille1.B1 Feuille1.B2:Feuille1.B4 Feuille1.C1:Feuille1.C1 Feuille1.C2:Feuille1.C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Nom de l'image</text:p>
          </table:table-cell>
          <table:table-cell table:style-name="ce1" office:value-type="string" calcext:value-type="string">
            <text:p>Résolution de l'image </text:p>
          </table:table-cell>
          <table:table-cell table:style-name="ce1" office:value-type="string" calcext:value-type="string">
            <text:p>Temps de traitement (secondes)</text:p>
          </table:table-cell>
        </table:table-row>
        <table:table-row table:style-name="ro2">
          <table:table-cell office:value-type="string" calcext:value-type="string">
            <text:p>Phare1.jpg</text:p>
          </table:table-cell>
          <table:table-cell table:style-name="ce3" office:value-type="float" office:value="1187056" calcext:value-type="float">
            <text:p>1187056</text:p>
          </table:table-cell>
          <table:table-cell table:style-name="ce3" office:value-type="float" office:value="3.37142586708069" calcext:value-type="float">
            <text:p>3,37142586708069</text:p>
          </table:table-cell>
        </table:table-row>
        <table:table-row table:style-name="ro2">
          <table:table-cell office:value-type="string" calcext:value-type="string">
            <text:p>Phare2.jpg</text:p>
          </table:table-cell>
          <table:table-cell office:value-type="float" office:value="5078016" calcext:value-type="float">
            <text:p>5078016</text:p>
          </table:table-cell>
          <table:table-cell office:value-type="float" office:value="14.7410552501678" calcext:value-type="float">
            <text:p>14,7410552501678</text:p>
          </table:table-cell>
        </table:table-row>
        <table:table-row table:style-name="ro2">
          <table:table-cell office:value-type="string" calcext:value-type="string">
            <text:p>Phare3.jpg</text:p>
          </table:table-cell>
          <table:table-cell office:value-type="float" office:value="21829430" calcext:value-type="float">
            <text:p>21829430</text:p>
          </table:table-cell>
          <table:table-cell office:value-type="float" office:value="63.6346316337585" calcext:value-type="float">
            <text:p>63,6346316337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0">00/00/0000</text:date>, <text:time style:data-style-name="N2" text:time-value="15:28:24.6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8:33.984000000</meta:creation-date>
    <dc:date>2023-03-30T15:54:17.154000000</dc:date>
    <meta:editing-duration>PT17M33S</meta:editing-duration>
    <meta:editing-cycles>4</meta:editing-cycles>
    <meta:generator>LibreOffice/6.2.4.2$Windows_X86_64 LibreOffice_project/2412653d852ce75f65fbfa83fb7e7b669a126d64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93cm" svg:y="4.002cm" style:legend-expansion="high" chart:style-name="ch2"/>
        <chart:plot-area chart:style-name="ch3" table:cell-range-address="Feuille1.B1:Feuille1.C4" chart:data-source-has-labels="row" svg:x="0.32cm" svg:y="0.18cm" svg:width="10.153cm" svg:height="8.64cm">
          <chartooo:coordinate-region svg:x="0.941cm" svg:y="0.379cm" svg:width="8.78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4" chart:label-cell-address="Feuille1.C1:Feuille1.C1" chart:class="chart:scatter">
            <chart:domain table:cell-range-address="Feuille1.B2:Feuille1.B4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Temps de traitement (secondes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7056">
                <text:p>1187056</text:p>
                <draw:g>
                  <svg:desc>Feuille1.B2:Feuille1.B4</svg:desc>
                </draw:g>
              </table:table-cell>
              <table:table-cell office:value-type="float" office:value="3.37142586708069">
                <text:p>3.37142586708069</text:p>
                <draw:g>
                  <svg:desc>Feuille1.C2:Feuille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78016">
                <text:p>5078016</text:p>
              </table:table-cell>
              <table:table-cell office:value-type="float" office:value="14.7410552501678">
                <text:p>14.7410552501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29430">
                <text:p>21829430</text:p>
              </table:table-cell>
              <table:table-cell office:value-type="float" office:value="63.6346316337585">
                <text:p>63.6346316337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